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b80" officeooo:paragraph-rsid="0006cb80"/>
    </style:style>
    <style:style style:name="P2" style:family="paragraph" style:parent-style-name="Standard">
      <style:text-properties officeooo:rsid="0007de1c" officeooo:paragraph-rsid="0007de1c"/>
    </style:style>
    <style:style style:name="P3" style:family="paragraph" style:parent-style-name="Standard">
      <style:text-properties officeooo:rsid="0008bb53" officeooo:paragraph-rsid="0008bb53"/>
    </style:style>
    <style:style style:name="P4" style:family="paragraph" style:parent-style-name="Standard">
      <style:text-properties officeooo:rsid="000a28e0" officeooo:paragraph-rsid="000a28e0"/>
    </style:style>
    <style:style style:name="P5" style:family="paragraph" style:parent-style-name="Standard">
      <style:text-properties officeooo:rsid="000bee5b" officeooo:paragraph-rsid="000bee5b"/>
    </style:style>
    <style:style style:name="P6" style:family="paragraph" style:parent-style-name="Standard">
      <style:text-properties officeooo:rsid="000fac55" officeooo:paragraph-rsid="000fac55"/>
    </style:style>
    <style:style style:name="P7" style:family="paragraph" style:parent-style-name="Standard">
      <style:text-properties officeooo:rsid="0006cb80" officeooo:paragraph-rsid="0006cb80"/>
    </style:style>
    <style:style style:name="P8" style:family="paragraph" style:parent-style-name="Standard">
      <style:text-properties officeooo:rsid="0010f493" officeooo:paragraph-rsid="0010f4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8">Nome: Ivo Vieira Junior</text:p>
      <text:p text:style-name="P1"/>
      <text:p text:style-name="P1">1)<text:tab/><text:tab/><text:tab/><text:tab/><text:tab/><text:tab/></text:p>
      <text:p text:style-name="P1"><text:tab/></text:p>
      <text:p text:style-name="P1">select distinct nome_cidade<text:line-break/>from clientes c inner join cidades ci<text:line-break/><text:tab/>on c.id_cidade = ci.id_cidade<text:line-break/><text:tab/></text:p>
      <text:p text:style-name="P1">2)</text:p>
      <text:p text:style-name="P1"/>
      <text:p text:style-name="P1">select <text:s/>c.nome, c.cpf , c.data_nasc<text:line-break/>from clientes c<text:line-break/><text:tab/>where c.nome like "%ana%"<text:line-break/><text:tab/></text:p>
      <text:p text:style-name="P1">3)</text:p>
      <text:p text:style-name="P1"/>
      <text:p text:style-name="P1">delete produtos<text:line-break/>from <text:s/>produtos , grupos<text:line-break/><text:tab/>where <text:s/>produtos.valor_unit &lt; "100" and<text:line-break/> <text:s text:c="3"/>produtos.id_grupo = grupos.id_grupo and<text:line-break/> <text:s text:c="3"/>grupos.nome = "Cama" <text:line-break/></text:p>
      <text:p text:style-name="P2">4)</text:p>
      <text:p text:style-name="P2"/>
      <text:p text:style-name="P2">select c.nome, v.data_venda<text:line-break/>from clientes c inner join vendas v <text:line-break/><text:tab/>on c.id_cliente = v.id_cliente<text:line-break/>order by v.data_venda</text:p>
      <text:p text:style-name="P2"/>
      <text:p text:style-name="P3">5)</text:p>
      <text:p text:style-name="P3"/>
      <text:p text:style-name="P3">select c.nome, v.id_venda<text:line-break/>from clientes c inner join vendas v <text:line-break/><text:tab/>on c.id_cliente = v.id_cliente<text:line-break/>order by v.data_venda</text:p>
      <text:p text:style-name="P3"/>
      <text:p text:style-name="P3">6)</text:p>
      <text:p text:style-name="P3"/>
      <text:p text:style-name="P3">select distinct c.cpf, c.nome<text:line-break/>from clientes c inner join vendas v <text:line-break/><text:tab/>on c.id_cliente = v.id_cliente , cidades ci<text:line-break/>where c.id_cidade = ci.id_cidade and<text:line-break/><text:tab/>ci.nome_cidade = "Torres" <text:line-break/></text:p>
      <text:p text:style-name="P4">7)</text:p>
      <text:p text:style-name="P4"/>
      <text:p text:style-name="P4">select <text:s/>v.total_venda<text:line-break/>from <text:s/>vendas v <text:line-break/>where v.data_venda like "2018-04-%"<text:line-break/></text:p>
      <text:p text:style-name="P4">8)</text:p>
      <text:p text:style-name="P4"><text:soft-page-break/></text:p>
      <text:p text:style-name="P4">select <text:s/>g.nome , p.descricao<text:line-break/>from <text:s/>grupos g left join produtos p <text:line-break/><text:tab/>on g.id_grupo = p.id_grupo</text:p>
      <text:p text:style-name="P4"/>
      <text:p text:style-name="P5">9)</text:p>
      <text:p text:style-name="P5"/>
      <text:p text:style-name="P5">select <text:s/>distinct <text:s/>v.id_venda , v.data_venda , p.descricao, vi.quant<text:line-break/>from <text:s/>vendas_itens vi inner join produtos p <text:line-break/><text:tab/>on vi.id_produto = p.id_produto inner join vendas v<text:line-break/> <text:s text:c="3"/><text:tab/>on v.id_venda = vi.id_venda<text:line-break/>where v.data_venda between "2018-01-10" and "2018-02-01"<text:line-break/></text:p>
      <text:p text:style-name="P6">10)</text:p>
      <text:p text:style-name="P6"/>
      <text:p text:style-name="P1">select AVG(p.valor_unit) as 'preço medio'<text:line-break/> <text:s/>from grupos g inner join produtos p<text:line-break/> <text:s/><text:tab/>on g.id_grupo = p.id_grupo<text:line-break/> <text:s/>where valor_unit &gt; '29,9' and g.nome = 'calçados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1:36:40.389000000</meta:creation-date>
    <dc:date>2019-05-15T18:09:57.405000000</dc:date>
    <meta:editing-duration>PT11M22S</meta:editing-duration>
    <meta:editing-cycles>5</meta:editing-cycles>
    <meta:generator>LibreOffice/6.0.4.2$Windows_X86_64 LibreOffice_project/9b0d9b32d5dcda91d2f1a96dc04c645c450872bf</meta:generator>
    <meta:document-statistic meta:table-count="0" meta:image-count="0" meta:object-count="0" meta:page-count="2" meta:paragraph-count="22" meta:word-count="199" meta:character-count="1375" meta:non-whitespace-character-count="1135"/>
  </office:meta>
</office:document-meta>
</file>